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5.656cm" fo:margin-left="1.466cm" table:align="left"/>
    </style:style>
    <style:style style:name="Таблица1.A" style:family="table-column">
      <style:table-column-properties style:column-width="4.531cm"/>
    </style:style>
    <style:style style:name="Таблица1.B" style:family="table-column">
      <style:table-column-properties style:column-width="6.929cm"/>
    </style:style>
    <style:style style:name="Таблица1.C" style:family="table-column">
      <style:table-column-properties style:column-width="4.196cm"/>
    </style:style>
    <style:style style:name="Таблица1.1" style:family="table-row">
      <style:table-row-properties style:min-row-height="0.543cm"/>
    </style:style>
    <style:style style:name="Таблица1.A1" style:family="table-cell">
      <style:table-cell-properties fo:padding="0cm" fo:border="none" style:writing-mode="lr-tb"/>
    </style:style>
    <style:style style:name="P1" style:family="paragraph" style:parent-style-name="Normal">
      <style:paragraph-properties fo:margin-left="0cm" fo:margin-right="0.22cm" fo:margin-top="0cm" fo:margin-bottom="0cm" style:contextual-spacing="false" fo:text-align="end" style:justify-single-word="false" fo:text-indent="0cm" style:auto-text-indent="false"/>
    </style:style>
    <style:style style:name="P2" style:family="paragraph" style:parent-style-name="Normal">
      <style:paragraph-properties fo:margin-left="0cm" fo:margin-right="0.136cm" fo:margin-top="0cm" fo:margin-bottom="0cm" style:contextual-spacing="false" fo:text-align="end" style:justify-single-word="false" fo:text-indent="0cm" style:auto-text-indent="false"/>
    </style:style>
    <style:style style:name="P3" style:family="paragraph" style:parent-style-name="Normal">
      <style:paragraph-properties fo:margin-left="0cm" fo:margin-right="0.136cm" fo:margin-top="0cm" fo:margin-bottom="0cm" style:contextual-spacing="false" fo:text-align="end" style:justify-single-word="false" fo:text-indent="0cm" style:auto-text-indent="false">
        <style:tab-stops>
          <style:tab-stop style:position="3.443cm" style:type="center"/>
          <style:tab-stop style:position="7.885cm" style:type="center"/>
          <style:tab-stop style:position="17.226cm" style:type="right"/>
        </style:tab-stops>
      </style:paragraph-properties>
      <style:text-properties officeooo:paragraph-rsid="000bd909"/>
    </style:style>
    <style:style style:name="P4" style:family="paragraph" style:parent-style-name="Normal">
      <style:paragraph-properties fo:margin-left="1.09cm" fo:margin-right="0.044cm" fo:margin-top="0cm" fo:margin-bottom="0.233cm" style:contextual-spacing="false" fo:text-align="center" style:justify-single-word="false" fo:text-indent="-0.018cm" style:auto-text-indent="false">
        <style:tab-stops/>
      </style:paragraph-properties>
    </style:style>
    <style:style style:name="P5" style:family="paragraph" style:parent-style-name="Normal">
      <style:paragraph-properties fo:margin-left="1.157cm" fo:margin-right="0cm" fo:margin-top="0cm" fo:margin-bottom="0.233cm" style:contextual-spacing="false" fo:text-align="center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1.157cm" fo:margin-right="0cm" fo:margin-top="0cm" fo:margin-bottom="0.24cm" style:contextual-spacing="false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1.157cm" fo:margin-right="0cm" fo:margin-top="0cm" fo:margin-bottom="0.347cm" style:contextual-spacing="false" fo:text-align="center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1.157cm" fo:margin-right="0cm" fo:margin-top="0cm" fo:margin-bottom="0.563cm" style:contextual-spacing="false" fo:text-align="center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1.157cm" fo:margin-right="0cm" fo:margin-top="0cm" fo:margin-bottom="0.335cm" style:contextual-spacing="false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1.09cm" fo:margin-right="0cm" fo:margin-top="0cm" fo:margin-bottom="0.335cm" style:contextual-spacing="false" fo:text-align="center" style:justify-single-word="false" fo:text-indent="-0.018cm" style:auto-text-indent="false">
        <style:tab-stops/>
      </style:paragraph-properties>
    </style:style>
    <style:style style:name="P11" style:family="paragraph" style:parent-style-name="Normal">
      <style:paragraph-properties fo:margin-left="1.09cm" fo:margin-right="0.055cm" fo:margin-top="0cm" fo:margin-bottom="0.335cm" style:contextual-spacing="false" fo:text-align="center" style:justify-single-word="false" fo:text-indent="-0.018cm" style:auto-text-indent="false">
        <style:tab-stops/>
      </style:paragraph-properties>
    </style:style>
    <style:style style:name="P12" style:family="paragraph" style:parent-style-name="Normal">
      <style:paragraph-properties fo:margin-left="1.035cm" fo:margin-right="0.004cm" fo:margin-top="0cm" fo:margin-bottom="0.318cm" style:contextual-spacing="false" fo:text-align="center" style:justify-single-word="false" fo:text-indent="-0.018cm" style:auto-text-indent="false">
        <style:tab-stops/>
      </style:paragraph-properties>
    </style:style>
    <style:style style:name="P13" style:family="paragraph" style:parent-style-name="Normal">
      <style:paragraph-properties fo:margin-left="1.035cm" fo:margin-right="0cm" fo:margin-top="0cm" fo:margin-bottom="0.318cm" style:contextual-spacing="false" fo:text-align="center" style:justify-single-word="false" fo:text-indent="-0.018cm" style:auto-text-indent="false">
        <style:tab-stops/>
      </style:paragraph-properties>
    </style:style>
    <style:style style:name="P14" style:family="paragraph" style:parent-style-name="Normal">
      <style:paragraph-properties fo:margin-left="1.887cm" fo:margin-right="0cm" fo:margin-top="0cm" fo:margin-bottom="0cm" style:contextual-spacing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7.666cm" fo:margin-right="0cm" fo:margin-top="0cm" fo:margin-bottom="0.011cm" style:contextual-spacing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1.244cm" fo:margin-right="0cm" fo:margin-top="0cm" fo:margin-bottom="0.228cm" style:contextual-spacing="false" fo:text-indent="-0.018cm" style:auto-text-indent="false">
        <style:tab-stops/>
      </style:paragraph-properties>
    </style:style>
    <style:style style:name="P17" style:family="paragraph" style:parent-style-name="Normal">
      <style:paragraph-properties fo:margin-left="1.244cm" fo:margin-right="0cm" fo:margin-top="0cm" fo:margin-bottom="0.319cm" style:contextual-spacing="false" fo:text-indent="-0.018cm" style:auto-text-indent="false">
        <style:tab-stops/>
      </style:paragraph-properties>
    </style:style>
    <style:style style:name="P18" style:family="paragraph" style:parent-style-name="Normal">
      <style:paragraph-properties fo:margin-left="1.252cm" fo:margin-right="0cm" fo:margin-top="0cm" fo:margin-bottom="0.339cm" style:contextual-spacing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1.252cm" fo:margin-right="0cm" fo:margin-top="0cm" fo:margin-bottom="0.24cm" style:contextual-spacing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1.252cm" fo:margin-right="0cm" fo:margin-top="0cm" fo:margin-bottom="0.328cm" style:contextual-spacing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1.252cm" fo:margin-right="0cm" fo:margin-top="0cm" fo:margin-bottom="0.233cm" style:contextual-spacing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1.245cm" fo:margin-right="0cm" fo:margin-top="0cm" fo:margin-bottom="0cm" style:contextual-spacing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4.023cm" fo:margin-right="0cm" fo:margin-top="0cm" fo:margin-bottom="0.228cm" style:contextual-spacing="false" fo:text-indent="-0.018cm" style:auto-text-indent="false">
        <style:tab-stops/>
      </style:paragraph-properties>
    </style:style>
    <style:style style:name="P24" style:family="paragraph" style:parent-style-name="Normal">
      <style:paragraph-properties fo:margin-left="4.337cm" fo:margin-right="0cm" fo:margin-top="0cm" fo:margin-bottom="0.342cm" style:contextual-spacing="false" fo:text-indent="-0.018cm" style:auto-text-indent="false">
        <style:tab-stops/>
      </style:paragraph-properties>
    </style:style>
    <style:style style:name="P25" style:family="paragraph" style:parent-style-name="Normal">
      <style:paragraph-properties fo:margin-left="4.008cm" fo:margin-right="0cm" fo:margin-top="0cm" fo:margin-bottom="0.346cm" style:contextual-spacing="false" fo:text-indent="-0.018cm" style:auto-text-indent="false">
        <style:tab-stops/>
      </style:paragraph-properties>
    </style:style>
    <style:style style:name="P26" style:family="paragraph" style:parent-style-name="Normal">
      <style:paragraph-properties fo:margin-left="3.228cm" fo:margin-right="0cm" fo:margin-top="0cm" fo:margin-bottom="0.335cm" style:contextual-spacing="false" fo:text-indent="-0.018cm" style:auto-text-indent="false">
        <style:tab-stops/>
      </style:paragraph-properties>
    </style:style>
    <style:style style:name="P27" style:family="paragraph" style:parent-style-name="Normal">
      <style:paragraph-properties fo:margin-top="0cm" fo:margin-bottom="0cm" style:contextual-spacing="false">
        <style:tab-stops>
          <style:tab-stop style:position="3.443cm" style:type="center"/>
          <style:tab-stop style:position="7.885cm" style:type="center"/>
          <style:tab-stop style:position="17.226cm" style:type="right"/>
        </style:tab-stops>
      </style:paragraph-properties>
    </style:style>
    <style:style style:name="P28" style:family="paragraph" style:parent-style-name="Normal">
      <style:paragraph-properties fo:margin-top="0cm" fo:margin-bottom="0cm" style:contextual-spacing="false">
        <style:tab-stops>
          <style:tab-stop style:position="3.443cm" style:type="center"/>
          <style:tab-stop style:position="7.885cm" style:type="center"/>
          <style:tab-stop style:position="17.226cm" style:type="right"/>
        </style:tab-stops>
      </style:paragraph-properties>
      <style:text-properties officeooo:paragraph-rsid="000bd909"/>
    </style:style>
    <style:style style:name="P29" style:family="paragraph" style:parent-style-name="Normal">
      <style:paragraph-properties fo:margin-top="0cm" fo:margin-bottom="0cm" style:contextual-spacing="false"/>
    </style:style>
    <style:style style:name="P30" style:family="paragraph" style:parent-style-name="Normal">
      <style:paragraph-properties fo:margin-left="-0.026cm" fo:margin-right="0.212cm" fo:margin-top="0cm" fo:margin-bottom="0.072cm" style:contextual-spacing="false" fo:line-height="156%" fo:text-align="justify" style:justify-single-word="false" fo:text-indent="1.235cm" style:auto-text-indent="false">
        <style:tab-stops/>
      </style:paragraph-properties>
    </style:style>
    <style:style style:name="P31" style:family="paragraph" style:parent-style-name="Normal">
      <style:paragraph-properties fo:margin-left="-0.026cm" fo:margin-right="0.212cm" fo:margin-top="0cm" fo:margin-bottom="0.005cm" style:contextual-spacing="false" fo:line-height="156%" fo:text-align="justify" style:justify-single-word="false" fo:text-indent="1.235cm" style:auto-text-indent="false">
        <style:tab-stops/>
      </style:paragraph-properties>
    </style:style>
    <style:style style:name="P32" style:family="paragraph" style:parent-style-name="Normal">
      <style:paragraph-properties fo:margin-left="-0.026cm" fo:margin-right="0.212cm" fo:margin-top="0cm" fo:margin-bottom="0.064cm" style:contextual-spacing="false" fo:line-height="156%" fo:text-align="justify" style:justify-single-word="false" fo:text-indent="1.235cm" style:auto-text-indent="false">
        <style:tab-stops/>
      </style:paragraph-properties>
    </style:style>
    <style:style style:name="P33" style:family="paragraph" style:parent-style-name="Normal">
      <style:paragraph-properties fo:margin-left="-0.026cm" fo:margin-right="0.212cm" fo:margin-top="0cm" fo:margin-bottom="0.046cm" style:contextual-spacing="false" fo:line-height="156%" fo:text-align="justify" style:justify-single-word="false" fo:text-indent="1.235cm" style:auto-text-indent="false">
        <style:tab-stops/>
      </style:paragraph-properties>
    </style:style>
    <style:style style:name="P34" style:family="paragraph" style:parent-style-name="Normal">
      <style:paragraph-properties fo:margin-left="-0.026cm" fo:margin-right="0.212cm" fo:margin-top="0cm" fo:margin-bottom="0.065cm" style:contextual-spacing="false" fo:line-height="156%" fo:text-align="justify" style:justify-single-word="false" fo:text-indent="1.235cm" style:auto-text-indent="false">
        <style:tab-stops/>
      </style:paragraph-properties>
    </style:style>
    <style:style style:name="P35" style:family="paragraph" style:parent-style-name="Normal">
      <style:paragraph-properties fo:margin-top="0cm" fo:margin-bottom="0.353cm" style:contextual-spacing="false"/>
    </style:style>
    <style:style style:name="P36" style:family="paragraph" style:parent-style-name="Normal">
      <style:paragraph-properties fo:margin-left="1.252cm" fo:margin-right="0.212cm" fo:margin-top="0cm" fo:margin-bottom="0.24cm" style:contextual-spacing="false" fo:text-align="justify" style:justify-single-word="false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1.252cm" fo:margin-right="0.212cm" fo:margin-top="0cm" fo:margin-bottom="0.346cm" style:contextual-spacing="false" fo:text-align="justify" style:justify-single-word="false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1.252cm" fo:margin-right="0cm" fo:margin-top="0cm" fo:margin-bottom="0.233cm" style:contextual-spacing="false" fo:text-align="justify" style:justify-single-word="false" fo:text-indent="0cm" style:auto-text-indent="false">
        <style:tab-stops/>
      </style:paragraph-properties>
    </style:style>
    <style:style style:name="P39" style:family="paragraph" style:parent-style-name="Normal">
      <style:paragraph-properties fo:margin-top="0cm" fo:margin-bottom="0.143cm" style:contextual-spacing="false"/>
    </style:style>
    <style:style style:name="P40" style:family="paragraph" style:parent-style-name="Normal">
      <style:paragraph-properties fo:margin-left="4.422cm" fo:margin-right="0cm" fo:margin-top="0cm" fo:margin-bottom="0cm" style:contextual-spacing="false" fo:line-height="168%" fo:text-indent="-1.813cm" style:auto-text-indent="false">
        <style:tab-stops/>
      </style:paragraph-properties>
      <style:text-properties officeooo:paragraph-rsid="000bd909"/>
    </style:style>
    <style:style style:name="P41" style:family="paragraph" style:parent-style-name="Normal">
      <style:paragraph-properties fo:margin-left="0cm" fo:margin-right="0cm" fo:margin-top="0cm" fo:margin-bottom="0cm" style:contextual-spacing="false" fo:line-height="168%" fo:text-align="center" style:justify-single-word="false" fo:text-indent="0cm" style:auto-text-indent="false">
        <style:tab-stops/>
      </style:paragraph-properties>
      <style:text-properties officeooo:paragraph-rsid="000bd909"/>
    </style:style>
    <style:style style:name="P42" style:family="paragraph" style:parent-style-name="Normal">
      <style:paragraph-properties fo:margin-top="0cm" fo:margin-bottom="0.242cm" style:contextual-spacing="false"/>
    </style:style>
    <style:style style:name="P43" style:family="paragraph" style:parent-style-name="Normal" style:master-page-name="MPF0">
      <style:paragraph-properties fo:margin-left="1.09cm" fo:margin-right="0.056cm" fo:margin-top="0cm" fo:margin-bottom="0.335cm" style:contextual-spacing="false" fo:text-align="center" style:justify-single-word="false" fo:text-indent="-0.018cm" style:auto-text-indent="false" style:page-number="auto" fo:break-before="page">
        <style:tab-stops/>
      </style:paragraph-properties>
    </style:style>
    <style:style style:name="P44" style:family="paragraph" style:parent-style-name="Normal">
      <style:paragraph-properties fo:margin-left="1.09cm" fo:margin-right="1.312cm" fo:margin-top="0cm" fo:margin-bottom="0.335cm" style:contextual-spacing="false" fo:text-align="center" style:justify-single-word="false" fo:text-indent="-0.018cm" style:auto-text-indent="false">
        <style:tab-stops/>
      </style:paragraph-properties>
      <style:text-properties officeooo:paragraph-rsid="000ea12f"/>
    </style:style>
    <style:style style:name="P45" style:family="paragraph" style:parent-style-name="Normal">
      <style:paragraph-properties fo:margin-left="-0.026cm" fo:margin-right="0.212cm" fo:margin-top="0cm" fo:margin-bottom="0.005cm" style:contextual-spacing="false" fo:text-align="justify" style:justify-single-word="false" fo:text-indent="0cm" style:auto-text-indent="false">
        <style:tab-stops/>
      </style:paragraph-properties>
    </style:style>
    <style:style style:name="P46" style:family="paragraph" style:parent-style-name="Normal">
      <style:paragraph-properties fo:margin-left="0cm" fo:margin-right="0.212cm" fo:margin-top="0cm" fo:margin-bottom="0.113cm" style:contextual-spacing="false" fo:text-align="justify" style:justify-single-word="false" fo:text-indent="0cm" style:auto-text-indent="false">
        <style:tab-stops/>
      </style:paragraph-properties>
      <style:text-properties officeooo:paragraph-rsid="000ea12f"/>
    </style:style>
    <style:style style:name="P47" style:family="paragraph" style:parent-style-name="Normal">
      <style:paragraph-properties fo:margin-left="1.252cm" fo:margin-right="0.212cm" fo:margin-top="0cm" fo:margin-bottom="0.24cm" style:contextual-spacing="false" fo:text-align="justify" style:justify-single-word="false" fo:text-indent="0cm" style:auto-text-indent="false">
        <style:tab-stops/>
      </style:paragraph-properties>
      <style:text-properties fo:color="#000000" loext:opacity="100%" style:font-name="Times New Roman" fo:font-size="14pt" fo:language="ru" fo:country="RU" officeooo:paragraph-rsid="000dc4bd" style:font-name-asian="Times New Roman" style:font-size-asian="14pt" style:font-name-complex="Times New Roman"/>
    </style:style>
    <style:style style:name="P48" style:family="paragraph" style:parent-style-name="Normal">
      <style:paragraph-properties fo:margin-left="-0.026cm" fo:margin-right="0.212cm" fo:margin-top="0cm" fo:margin-bottom="0.005cm" style:contextual-spacing="false" fo:line-height="156%" fo:text-align="justify" style:justify-single-word="false" fo:text-indent="1.235cm" style:auto-text-indent="false">
        <style:tab-stops/>
      </style:paragraph-properties>
      <style:text-properties officeooo:paragraph-rsid="000dc4bd"/>
    </style:style>
    <style:style style:name="P49" style:family="paragraph" style:parent-style-name="Standard">
      <style:text-properties style:font-name="Courier New"/>
    </style:style>
    <style:style style:name="T1" style:family="text">
      <style:text-properties style:font-name="Times New Roman" fo:font-size="14pt" style:font-name-asian="Times New Roman" style:font-size-asian="14pt" style:font-name-complex="Times New Roman"/>
    </style:style>
    <style:style style:name="T2" style:family="text">
      <style:text-properties style:font-name="Times New Roman" fo:font-size="14pt" officeooo:rsid="000bd909" style:font-name-asian="Times New Roman" style:font-size-asian="14pt" style:font-name-complex="Times New Roman"/>
    </style:style>
    <style:style style:name="T3" style:family="text">
      <style:text-properties style:font-name="Times New Roman" fo:font-size="14pt" officeooo:rsid="000dc4bd" style:font-name-asian="Times New Roman" style:font-size-asian="14pt" style:font-name-complex="Times New Roman"/>
    </style:style>
    <style:style style:name="T4" style:family="text">
      <style:text-properties style:font-name="Times New Roman" fo:font-size="14pt" officeooo:rsid="000e8b27" style:font-name-asian="Times New Roman" style:font-size-asian="14pt" style:font-name-complex="Times New Roman"/>
    </style:style>
    <style:style style:name="T5" style:family="text">
      <style:text-properties style:font-name="Times New Roman" fo:font-size="14pt" officeooo:rsid="000f2afb" style:font-name-asian="Times New Roman" style:font-size-asian="14pt" style:font-name-complex="Times New Roman"/>
    </style:style>
    <style:style style:name="T6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7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weight-complex="bold"/>
    </style:style>
    <style:style style:name="T8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9" style:family="text">
      <style:text-properties style:font-name="Times New Roman" fo:font-size="14pt" fo:language="ru" fo:country="RU" officeooo:rsid="000bd909" style:font-name-asian="Times New Roman" style:font-size-asian="14pt" style:font-name-complex="Times New Roman"/>
    </style:style>
    <style:style style:name="T10" style:family="text">
      <style:text-properties style:font-name="Times New Roman" fo:font-size="14pt" fo:language="ru" fo:country="RU" officeooo:rsid="000dc4bd" style:font-name-asian="Times New Roman" style:font-size-asian="14pt" style:font-name-complex="Times New Roman"/>
    </style:style>
    <style:style style:name="T11" style:family="text">
      <style:text-properties style:font-name="Times New Roman" fo:font-size="14pt" fo:font-weight="normal" style:font-name-asian="Times New Roman" style:font-size-asian="14pt" style:font-weight-asian="normal" style:font-name-complex="Times New Roman" style:font-weight-complex="normal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fo:font-size="12pt" style:font-name-asian="Courier New" style:font-size-asian="12pt" style:font-name-complex="Courier New"/>
    </style:style>
    <style:style style:name="T14" style:family="text">
      <style:text-properties fo:color="#000000" loext:opacity="100%" style:font-name="Times New Roman" fo:font-size="14pt" fo:language="ru" fo:country="RU" officeooo:rsid="000bd909" style:font-name-asian="Times New Roman" style:font-size-asian="14pt" style:font-name-complex="Times New Roman"/>
    </style:style>
    <style:style style:name="T15" style:family="text">
      <style:text-properties fo:color="#000000" loext:opacity="100%" style:font-name="Times New Roman" fo:font-size="14pt" fo:language="ru" fo:country="RU" officeooo:rsid="000e8b27" style:font-name-asian="Times New Roman" style:font-size-asian="14pt" style:font-name-complex="Times New Roman"/>
    </style:style>
    <style:style style:name="T16" style:family="text">
      <style:text-properties fo:color="#000000" loext:opacity="100%" style:font-name="Times New Roman" fo:font-size="14pt" officeooo:rsid="000f2afb" style:font-name-asian="Times New Roman" style:font-size-asian="14pt" style:font-name-complex="Times New Roman"/>
    </style:style>
    <style:style style:name="T17" style:family="text">
      <style:text-properties officeooo:rsid="000dc4bd"/>
    </style:style>
    <style:style style:name="T18" style:family="text">
      <style:text-properties fo:language="en" fo:country="US" officeooo:rsid="000dc4bd"/>
    </style:style>
    <style:style style:name="T19" style:family="text">
      <style:text-properties fo:color="#dcdcdc" loext:opacity="100%" style:font-name="Consolas1" fo:font-size="9.5pt" style:font-name-asian="Courier New" style:font-size-asian="9.5pt" style:font-name-complex="Courier New" fo:background-color="#1e1e1e"/>
    </style:style>
    <style:style style:name="T20" style:family="text">
      <style:text-properties fo:color="#dcdcdc" loext:opacity="100%" style:font-name="Consolas" fo:font-size="9.5pt" style:font-size-asian="9.5pt" fo:background-color="#1e1e1e"/>
    </style:style>
    <style:style style:name="T21" style:family="text">
      <style:text-properties style:font-name="Courier New"/>
    </style:style>
    <style:style style:name="T22" style:family="text">
      <style:text-properties fo:color="#9b9b9b" loext:opacity="100%" style:font-name="Consolas1" fo:font-size="9.5pt" style:font-name-asian="Courier New" style:font-size-asian="9.5pt" style:font-name-complex="Courier New" fo:background-color="#1e1e1e"/>
    </style:style>
    <style:style style:name="T23" style:family="text">
      <style:text-properties fo:color="#9b9b9b" loext:opacity="100%" style:font-name="Consolas" fo:font-size="9.5pt" style:font-size-asian="9.5pt" fo:background-color="#1e1e1e"/>
    </style:style>
    <style:style style:name="T24" style:family="text">
      <style:text-properties fo:color="#d69d85" loext:opacity="100%" style:font-name="Consolas" fo:font-size="9.5pt" style:font-size-asian="9.5pt" fo:background-color="#1e1e1e"/>
    </style:style>
    <style:style style:name="T25" style:family="text">
      <style:text-properties fo:color="#569cd6" loext:opacity="100%" style:font-name="Consolas" fo:font-size="9.5pt" style:font-size-asian="9.5pt" fo:background-color="#1e1e1e"/>
    </style:style>
    <style:style style:name="T26" style:family="text">
      <style:text-properties fo:color="#c8c8c8" loext:opacity="100%" style:font-name="Consolas" fo:font-size="9.5pt" style:font-size-asian="9.5pt" fo:background-color="#1e1e1e"/>
    </style:style>
    <style:style style:name="T27" style:family="text">
      <style:text-properties fo:color="#b4b4b4" loext:opacity="100%" style:font-name="Consolas" fo:font-size="9.5pt" style:font-size-asian="9.5pt" fo:background-color="#1e1e1e"/>
    </style:style>
    <style:style style:name="T28" style:family="text">
      <style:text-properties fo:color="#b5cea8" loext:opacity="100%" style:font-name="Consolas" fo:font-size="9.5pt" style:font-size-asian="9.5pt" fo:background-color="#1e1e1e"/>
    </style:style>
    <style:style style:name="T29" style:family="text">
      <style:text-properties fo:color="#4ec9b0" loext:opacity="100%" style:font-name="Consolas" fo:font-size="9.5pt" style:font-size-asian="9.5pt" fo:background-color="#1e1e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Default_20_Paragraph_20_Font"><text:span text:style-name="T6">МИНОБРНАУКИ РОССИИ </text:span></text:span></text:p>
      <text:p text:style-name="P26"><text:span text:style-name="Default_20_Paragraph_20_Font"><text:span text:style-name="T6">САНКТ-ПЕТЕРБУРГСКИЙ ГОСУДАРСТВЕННЫЙ </text:span></text:span></text:p>
      <text:p text:style-name="P25"><text:span text:style-name="Default_20_Paragraph_20_Font"><text:span text:style-name="T6">ЭЛЕКТРОТЕХНИЧЕСКИЙ УНИВЕРСИТЕТ </text:span></text:span></text:p>
      <text:p text:style-name="P24"><text:span text:style-name="Default_20_Paragraph_20_Font"><text:span text:style-name="T6">«ЛЭТИ» ИМ. В.И. УЛЬЯНОВА (ЛЕНИНА) </text:span></text:span></text:p>
      <text:p text:style-name="P4"><text:span text:style-name="Default_20_Paragraph_20_Font"><text:span text:style-name="T6">Кафедра МО ЭВМ </text:span></text:span></text:p>
      <text:p text:style-name="P5"><text:span text:style-name="Default_20_Paragraph_20_Font"><text:span text:style-name="T6"><text:s/></text:span></text:span></text:p>
      <text:p text:style-name="P6"><text:span text:style-name="Default_20_Paragraph_20_Font"><text:span text:style-name="T1"><text:s/></text:span></text:span></text:p>
      <text:p text:style-name="P5"><text:span text:style-name="Default_20_Paragraph_20_Font"><text:span text:style-name="T1"><text:s/></text:span></text:span></text:p>
      <text:p text:style-name="P6"><text:span text:style-name="Default_20_Paragraph_20_Font"><text:span text:style-name="T1"><text:s/></text:span></text:span></text:p>
      <text:p text:style-name="P5"><text:span text:style-name="Default_20_Paragraph_20_Font"><text:span text:style-name="T1"><text:s/></text:span></text:span></text:p>
      <text:p text:style-name="P6"><text:span text:style-name="Default_20_Paragraph_20_Font"><text:span text:style-name="T1"><text:s/></text:span></text:span></text:p>
      <text:p text:style-name="P7"><text:span text:style-name="Default_20_Paragraph_20_Font"><text:span text:style-name="T1"><text:s/></text:span></text:span></text:p>
      <text:p text:style-name="P10"><text:span text:style-name="Default_20_Paragraph_20_Font"><text:span text:style-name="T6">ОТЧЕТ</text:span></text:span><text:span text:style-name="Default_20_Paragraph_20_Font"><text:span text:style-name="T1"> </text:span></text:span></text:p>
      <text:p text:style-name="P11"><text:span text:style-name="Default_20_Paragraph_20_Font"><text:span text:style-name="T6">по лабораторной работе №6</text:span></text:span><text:span text:style-name="Default_20_Paragraph_20_Font"><text:span text:style-name="T1"> </text:span></text:span></text:p>
      <text:p text:style-name="P23"><text:span text:style-name="Default_20_Paragraph_20_Font"><text:span text:style-name="T6">по дисциплине «Организация ЭВМ и систем»</text:span></text:span><text:span text:style-name="Default_20_Paragraph_20_Font"><text:span text:style-name="T1"> </text:span></text:span></text:p>
      <text:p text:style-name="P40"><text:span text:style-name="Default_20_Paragraph_20_Font"><text:span text:style-name="T6">Тема:</text:span></text:span><text:span text:style-name="Default_20_Paragraph_20_Font"><text:span text:style-name="T11"> </text:span></text:span><text:span text:style-name="Default_20_Paragraph_20_Font"><text:span text:style-name="T7">Организация связи Ассемблера с ЯВУ на примере</text:span></text:span></text:p>
      <text:p text:style-name="P40"><text:span text:style-name="Default_20_Paragraph_20_Font"><text:span text:style-name="T7">программы построения частотного распределение попаданий псевдослучайных целых чисел в заданные </text:span></text:span></text:p>
      <text:p text:style-name="P41"><text:span text:style-name="Default_20_Paragraph_20_Font"><text:span text:style-name="T7"><text:s text:c="9"/>интервалы. </text:span></text:span></text:p>
      <text:p text:style-name="P42"><text:span text:style-name="Default_20_Paragraph_20_Font"><text:span text:style-name="T1"><text:s/></text:span></text:span></text:p>
      <text:p text:style-name="P5"><text:span text:style-name="Default_20_Paragraph_20_Font"><text:span text:style-name="T1"><text:s/></text:span></text:span></text:p>
      <text:p text:style-name="P6"><text:span text:style-name="Default_20_Paragraph_20_Font"><text:span text:style-name="T1"><text:s/></text:span></text:span></text:p>
      <text:p text:style-name="P8"><text:span text:style-name="Default_20_Paragraph_20_Font"><text:span text:style-name="T1"><text:s/></text:span></text:span></text:p>
      <text:p text:style-name="P27"><text:span text:style-name="Default_20_Paragraph_20_Font"><text:span text:style-name="T1"><text:tab/><text:tab/> <text:tab/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8"><text:span text:style-name="Default_20_Paragraph_20_Font"><text:span text:style-name="T1">Студент гр. 1303</text:span></text:span></text:p>
          </table:table-cell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3"><text:span text:style-name="Default_20_Paragraph_20_Font"><text:span text:style-name="T2">И</text:span></text:span><text:span text:style-name="Default_20_Paragraph_20_Font"><text:span text:style-name="T9">ванов А. С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9"><text:span text:style-name="Default_20_Paragraph_20_Font"><text:span text:style-name="T1">Преподаватель </text:span></text:span></text:p>
          </table:table-cell>
          <table:table-cell table:style-name="Таблица1.A1" office:value-type="string">
            <text:p text:style-name="P14"><text:span text:style-name="Default_20_Paragraph_20_Font"><text:span text:style-name="T1"><text:s/></text:span></text:span></text:p>
          </table:table-cell>
          <table:table-cell table:style-name="Таблица1.A1" office:value-type="string">
            <text:p text:style-name="P2"><text:span text:style-name="Default_20_Paragraph_20_Font"><text:span text:style-name="T1">Ефремов М.А. </text:span></text:span></text:p>
          </table:table-cell>
        </table:table-row>
      </table:table>
      <text:p text:style-name="P15"/>
      <text:p text:style-name="P6"><text:span text:style-name="Default_20_Paragraph_20_Font"><text:span text:style-name="T1"><text:s/></text:span></text:span></text:p>
      <text:p text:style-name="P9"><text:span text:style-name="Default_20_Paragraph_20_Font"><text:span text:style-name="T1"><text:s/></text:span></text:span></text:p>
      <text:p text:style-name="P12"><text:span text:style-name="Default_20_Paragraph_20_Font"><text:span text:style-name="T1">Санкт-Петербург </text:span></text:span></text:p>
      <text:p text:style-name="P13"><text:span text:style-name="Default_20_Paragraph_20_Font"><text:span text:style-name="T1">2022 </text:span></text:span></text:p>
      <text:p text:style-name="P16"><text:soft-page-break/><text:span text:style-name="Default_20_Paragraph_20_Font"><text:span text:style-name="T6">Цель работы. </text:span></text:span></text:p>
      <text:p text:style-name="P30"><text:span text:style-name="Default_20_Paragraph_20_Font"><text:span text:style-name="T14">Написать</text:span></text:span><text:span text:style-name="Default_20_Paragraph_20_Font"><text:span text:style-name="T1"> программу, </text:span></text:span><text:span text:style-name="Default_20_Paragraph_20_Font"><text:span text:style-name="T14">которая считывает</text:span></text:span><text:span text:style-name="Default_20_Paragraph_20_Font"><text:span text:style-name="T1"> исходные данные и </text:span></text:span><text:span text:style-name="Default_20_Paragraph_20_Font"><text:span text:style-name="T14">генерирует</text:span></text:span><text:span text:style-name="Default_20_Paragraph_20_Font"><text:span text:style-name="T1"> массив случайных чисел через ЯВУ и </text:span></text:span><text:span text:style-name="Default_20_Paragraph_20_Font"><text:span text:style-name="T14">подсчитывает</text:span></text:span><text:span text:style-name="Default_20_Paragraph_20_Font"><text:span text:style-name="T1"> </text:span></text:span><text:span text:style-name="Default_20_Paragraph_20_Font"><text:span text:style-name="T14">кол-во</text:span></text:span><text:span text:style-name="Default_20_Paragraph_20_Font"><text:span text:style-name="T1"> чисел в интервалах через модуль,</text:span></text:span><text:span text:style-name="Default_20_Paragraph_20_Font"><text:span text:style-name="T8"> </text:span></text:span><text:span text:style-name="Default_20_Paragraph_20_Font"><text:span text:style-name="T9">написанный на языке</text:span></text:span><text:span text:style-name="Default_20_Paragraph_20_Font"><text:span text:style-name="T8"> </text:span></text:span><text:span text:style-name="Default_20_Paragraph_20_Font"><text:span text:style-name="T1">ассемблера. </text:span></text:span></text:p>
      <text:p text:style-name="P16"><text:span text:style-name="Default_20_Paragraph_20_Font"><text:span text:style-name="T6">Задание. </text:span></text:span></text:p>
      <text:p text:style-name="P31"><text:span text:style-name="Default_20_Paragraph_20_Font"><text:span text:style-name="T1">На языке высокого уровня (Pascal или С) генерируется массив псевдослучайных целых чисел, изменяющихся в заданном диапазоне и имеющих равномерное распределение. </text:span></text:span></text:p>
      <text:p text:style-name="P32"><text:span text:style-name="Default_20_Paragraph_20_Font"><text:span text:style-name="T1">Далее должен вызываться ассемблерный модуль(модули) для формирования распределения количества попаданий псевдослучайных целых чисел в заданные интервалы. В общем случае интервалы разбиения диапазона изменения псевдослучайных чисел могут иметь различную длину. </text:span></text:span></text:p>
      <text:p text:style-name="P31"><text:span text:style-name="Default_20_Paragraph_20_Font"><text:span text:style-name="T1">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. </text:span></text:span></text:p>
      <text:p text:style-name="P35"><text:span text:style-name="Default_20_Paragraph_20_Font"><text:span text:style-name="T1"><text:s/></text:span></text:span></text:p>
      <text:p text:style-name="P17"><text:span text:style-name="Default_20_Paragraph_20_Font"><text:span text:style-name="T6">Выполнение работы. </text:span></text:span></text:p>
      <text:p text:style-name="P47"><text:span text:style-name="Default_20_Paragraph_20_Font"><text:span text:style-name="T17">Для того, чтобы компилятор понимал, что </text:span></text:span><text:span text:style-name="Default_20_Paragraph_20_Font"><text:span text:style-name="T18">function </text:span></text:span><text:span text:style-name="Default_20_Paragraph_20_Font"><text:span text:style-name="T17">определена в другом модуле и таким образом он связывается с основной программой.</text:span></text:span></text:p>
      <text:p text:style-name="P18"><text:span text:style-name="Default_20_Paragraph_20_Font"><text:span text:style-name="T1"><text:s/></text:span></text:span></text:p>
      <text:p text:style-name="P38"><text:span text:style-name="Default_20_Paragraph_20_Font"><text:span text:style-name="T1">extern "C" {void function (int* Array, int len, int* LGrInt, int NInt, int* answer); } </text:span></text:span></text:p>
      <text:p text:style-name="P19"><text:span text:style-name="Default_20_Paragraph_20_Font"><text:span text:style-name="T1"><text:s/></text:span></text:span></text:p>
      <text:p text:style-name="P48"><text:span text:style-name="Default_20_Paragraph_20_Font"><text:span text:style-name="T1">Далее считываются исходные данные:</text:span></text:span></text:p>
      <text:p text:style-name="P48"><text:span text:style-name="Default_20_Paragraph_20_Font"><text:span text:style-name="T1">кол-во чисел в массиве, который надо будет сгенерировать случайным образом, пределы разброса значений в этом массиве, кол-во интервалов и их левые границы (правой границей интервала по умолчанию считается следующая левая граница). </text:span></text:span></text:p>
      <text:p text:style-name="P33"><text:soft-page-break/><text:span text:style-name="Default_20_Paragraph_20_Font"><text:span text:style-name="T10">Далее </text:span></text:span><text:span text:style-name="Default_20_Paragraph_20_Font"><text:span text:style-name="T10">г</text:span></text:span><text:span text:style-name="Default_20_Paragraph_20_Font"><text:span text:style-name="T1">енерируется массив и передается в function, определенную в ассемблерном модуле. <text:s/></text:span></text:span></text:p>
      <text:p text:style-name="P19"><text:span text:style-name="Default_20_Paragraph_20_Font"><text:span text:style-name="T1"><text:s/></text:span></text:span></text:p>
      <text:p text:style-name="P34"><text:span text:style-name="Default_20_Paragraph_20_Font"><text:span text:style-name="T10">В данном моду</text:span></text:span><text:span text:style-name="Default_20_Paragraph_20_Font"><text:span text:style-name="T10">ле</text:span></text:span><text:span text:style-name="Default_20_Paragraph_20_Font"><text:span text:style-name="T1"> реализован цикл,</text:span></text:span><text:span text:style-name="Default_20_Paragraph_20_Font"><text:span text:style-name="T8"> </text:span></text:span><text:span text:style-name="Default_20_Paragraph_20_Font"><text:span text:style-name="T10">проходящийся</text:span></text:span><text:span text:style-name="Default_20_Paragraph_20_Font"><text:span text:style-name="T8"> </text:span></text:span><text:span text:style-name="Default_20_Paragraph_20_Font"><text:span text:style-name="T1">по всем элементам массива чисел. Каждое число сравнивается со всеми левыми границами последовательно, до тех пор, пока число не окажется меньше текущей левой границы. Тогда в массиве result в ячейке с индексом, соответствующим этой левой границе, значение увеличивается на 1 и цикл повторяется для уже следующего числа. </text:span></text:span></text:p>
      <text:p text:style-name="P36"><text:span text:style-name="Default_20_Paragraph_20_Font"><text:span text:style-name="T15">Далее результат</text:span></text:span><text:span text:style-name="Default_20_Paragraph_20_Font"><text:span text:style-name="T1"> с помощью ЯВУ выводятся в файл. </text:span></text:span></text:p>
      <text:p text:style-name="P20"><text:span text:style-name="Default_20_Paragraph_20_Font"><text:span text:style-name="T1"><text:s/></text:span></text:span></text:p>
      <text:p text:style-name="P37"><text:span text:style-name="Default_20_Paragraph_20_Font"><text:span text:style-name="T1">Разработанный программный код см. в приложении А. </text:span></text:span></text:p>
      <text:p text:style-name="P16"><text:span text:style-name="Default_20_Paragraph_20_Font"><text:span text:style-name="T6">Вывод. </text:span></text:span></text:p>
      <text:p text:style-name="P31"><text:span text:style-name="Default_20_Paragraph_20_Font"><text:span text:style-name="T14">Написана</text:span></text:span><text:span text:style-name="Default_20_Paragraph_20_Font"><text:span text:style-name="T1"> программа, состоящая из двух модулей: с++ и ассемблера. Программа генерирует массив случайных чисел и подсчитывает количество чисел в каждом интервале. </text:span></text:span></text:p>
      <text:p text:style-name="P19"><text:span text:style-name="Default_20_Paragraph_20_Font"><text:span text:style-name="T1"><text:s/></text:span></text:span></text:p>
      <text:p text:style-name="P21"><text:span text:style-name="Default_20_Paragraph_20_Font"><text:span text:style-name="T1"><text:s/></text:span></text:span></text:p>
      <text:p text:style-name="P29"><text:span text:style-name="Default_20_Paragraph_20_Font"><text:span text:style-name="T1"><text:s/></text:span></text:span></text:p>
      <text:p text:style-name="P44"><text:span text:style-name="Default_20_Paragraph_20_Font"><text:span text:style-name="T6">ПРИЛОЖЕНИЕ А </text:span></text:span></text:p>
      <text:p text:style-name="P46"><text:span text:style-name="Default_20_Paragraph_20_Font"><text:span text:style-name="T1">Название файла: </text:span></text:span><text:span text:style-name="Default_20_Paragraph_20_Font"><text:span text:style-name="T16">lab</text:span></text:span><text:span text:style-name="Default_20_Paragraph_20_Font"><text:span text:style-name="T1">6.asm </text:span></text:span></text:p>
      <text:p text:style-name="Standard"><text:span text:style-name="Default_20_Paragraph_20_Font"><text:span text:style-name="T21">.586p</text:span></text:span></text:p>
      <text:p text:style-name="P49">.MODEL FLAT, C</text:p>
      <text:p text:style-name="P49">.CODE</text:p>
      <text:p text:style-name="P49">handleNumbers PROC C USES EDI ESI, array:dword, len:dword, leftBord:dword, n_int:dword, result:dword</text:p>
      <text:p text:style-name="P49"><text:tab/>push eax</text:p>
      <text:p text:style-name="P49"><text:tab/>push ebx</text:p>
      <text:p text:style-name="P49"><text:tab/>push ecx</text:p>
      <text:p text:style-name="P49"><text:tab/>push edi</text:p>
      <text:p text:style-name="P49"><text:tab/>push esi</text:p>
      <text:p text:style-name="P49"><text:tab/>mov ecx, len</text:p>
      <text:p text:style-name="P49"><text:soft-page-break/><text:tab/>mov esi, array</text:p>
      <text:p text:style-name="P49"><text:tab/>mov edi, leftBord</text:p>
      <text:p text:style-name="P49"><text:tab/>mov eax, 0</text:p>
      <text:p text:style-name="P49">lp:</text:p>
      <text:p text:style-name="P49"><text:tab/>mov ebx, 0 ; индекс текущего интервала</text:p>
      <text:p text:style-name="P49"><text:tab/>handle:</text:p>
      <text:p text:style-name="P49"><text:s/><text:tab/><text:tab/>cmp ebx, n_int ; цикл пока i &lt; n_int</text:p>
      <text:p text:style-name="P49"><text:tab/><text:tab/>jge after_handle ; выход из цикла</text:p>
      <text:p text:style-name="P49"><text:tab/><text:tab/>push eax </text:p>
      <text:p text:style-name="P49"><text:tab/><text:tab/>mov eax, [esi + 4 * eax] ; кладем в eax элемент массива</text:p>
      <text:p text:style-name="P49"><text:tab/><text:tab/>cmp eax, [edi + 4 * ebx] ; сравниваем этот элемент с текущей левой границей</text:p>
      <text:p text:style-name="P49"><text:tab/><text:tab/>pop eax<text:tab/><text:tab/>; возвращаем eax нулевое значение</text:p>
      <text:p text:style-name="P49"><text:tab/><text:tab/>jl after_handle ; выходим из цикла если элемент меньше</text:p>
      <text:p text:style-name="P49"><text:tab/><text:tab/>inc ebx<text:tab/><text:tab/>; переход к след. интервалу если элемент больше</text:p>
      <text:p text:style-name="P49"><text:tab/><text:tab/>jmp handle<text:tab/>; повторяем пока не выйдем</text:p>
      <text:p text:style-name="P49"/>
      <text:p text:style-name="P49"><text:tab/>after_handle:<text:tab/><text:tab/>; после завершения while</text:p>
      <text:p text:style-name="P49"><text:tab/><text:tab/>dec ebx<text:tab/><text:tab/>; уменьшаем индекс интервала на 1</text:p>
      <text:p text:style-name="P49"><text:tab/><text:tab/>cmp ebx, -1<text:tab/><text:tab/>; проверка на выход за пределы массива интервалов</text:p>
      <text:p text:style-name="P49"><text:tab/><text:tab/>je to_next_num<text:tab/>; если условие сработало то переходим к след. числу</text:p>
      <text:p text:style-name="P49"><text:tab/><text:tab/>mov edi, result</text:p>
      <text:p text:style-name="P49"><text:tab/><text:tab/>push eax</text:p>
      <text:p text:style-name="P49"><text:tab/><text:tab/>mov eax, [edi + 4 * ebx]<text:tab/>; в eax помещаем элемент массива result с индексом ebx</text:p>
      <text:p text:style-name="P49"><text:tab/><text:tab/>inc eax<text:tab/><text:tab/><text:tab/><text:tab/><text:tab/><text:tab/></text:p>
      <text:p text:style-name="P49"><text:tab/><text:tab/>mov [edi + 4 * ebx], eax<text:tab/>; устанавливаем полученное значение обратно в массив result</text:p>
      <text:p text:style-name="P49"><text:tab/><text:tab/>pop eax</text:p>
      <text:p text:style-name="P49"><text:tab/><text:tab/>mov edi, leftBord<text:tab/><text:tab/><text:tab/>; возвращаем в edi leftBord для дальнейших итераций</text:p>
      <text:p text:style-name="P49"/>
      <text:p text:style-name="P49"><text:tab/>to_next_num:</text:p>
      <text:p text:style-name="P49"><text:tab/><text:tab/>inc eax<text:tab/><text:tab/>; увеливаем индекс рассматриваемого числа</text:p>
      <text:p text:style-name="P49"><text:soft-page-break/></text:p>
      <text:p text:style-name="P49">loop lp<text:tab/><text:tab/><text:tab/><text:tab/>;цикл <text:s/>выполняется пока длина не окажется нулевой</text:p>
      <text:p text:style-name="P49">pop esi</text:p>
      <text:p text:style-name="P49">pop edi</text:p>
      <text:p text:style-name="P49">pop ecx</text:p>
      <text:p text:style-name="P49">pop ebx</text:p>
      <text:p text:style-name="P49">pop eax</text:p>
      <text:p text:style-name="P49">ret</text:p>
      <text:p text:style-name="P49"/>
      <text:p text:style-name="P49">handleNumbers ENDP</text:p>
      <text:p text:style-name="P49">END</text:p>
      <text:p text:style-name="Normal"><text:span text:style-name="Default_20_Paragraph_20_Font"><text:span text:style-name="T21"/></text:span></text:p>
      <text:p text:style-name="P22"><text:span text:style-name="Default_20_Paragraph_20_Font"><text:span text:style-name="T12"><text:s/></text:span></text:span></text:p>
      <text:p text:style-name="P39"><text:span text:style-name="Default_20_Paragraph_20_Font"><text:span text:style-name="T13"><text:s/></text:span></text:span></text:p>
      <text:p text:style-name="P45"><text:span text:style-name="Default_20_Paragraph_20_Font"><text:span text:style-name="T1">Название файла: main.cpp </text:span></text:span></text:p>
      <text:p text:style-name="P29"><text:span text:style-name="Default_20_Paragraph_20_Font"><text:span text:style-name="T13"><text:s/></text:span></text:span></text:p>
      <text:p text:style-name="Standard"><text:span text:style-name="Default_20_Paragraph_20_Font"><text:span text:style-name="T21">#include</text:span></text:span><text:span text:style-name="T21"> &lt;iostream&gt;</text:span></text:p>
      <text:p text:style-name="P49">#include &lt;fstream&gt;</text:p>
      <text:p text:style-name="P49">#include &lt;random&gt;</text:p>
      <text:p text:style-name="P49">#include &lt;string&gt;</text:p>
      <text:p text:style-name="P49"/>
      <text:p text:style-name="P49">using namespace std;</text:p>
      <text:p text:style-name="P49"/>
      <text:p text:style-name="P49">extern "C" {void handleNumbers(int* Array, int len, int* LGrInt, int NInt, int* answer); }</text:p>
      <text:p text:style-name="P49"/>
      <text:p text:style-name="P49">int main() {</text:p>
      <text:p text:style-name="P49"><text:tab/>int NumRamDat, minX, maxX, NInt;</text:p>
      <text:p text:style-name="P49"><text:tab/>cout &lt;&lt; "Enter array length\n";</text:p>
      <text:p text:style-name="P49"><text:tab/>cin &gt;&gt; NumRamDat;</text:p>
      <text:p text:style-name="P49"><text:tab/>if (NumRamDat &lt;= 0 || NumRamDat &gt;= 16 * 1024) {</text:p>
      <text:p text:style-name="P49"><text:tab/><text:tab/>std::cout &lt;&lt; "Incorrect NumRamDat\n";</text:p>
      <text:p text:style-name="P49"><text:tab/><text:tab/>return 1;</text:p>
      <text:p text:style-name="P49"><text:tab/>}</text:p>
      <text:p text:style-name="P49"><text:tab/>cout &lt;&lt; "Enter minX and maxX\n";</text:p>
      <text:p text:style-name="P49"><text:tab/>cin &gt;&gt; minX;</text:p>
      <text:p text:style-name="P49"><text:soft-page-break/><text:tab/>cin &gt;&gt; maxX;</text:p>
      <text:p text:style-name="P49"><text:tab/>if (minX &gt;= maxX) {</text:p>
      <text:p text:style-name="P49"><text:tab/><text:tab/>std::cout &lt;&lt; "Invalid Xmin and Xmax values\n";</text:p>
      <text:p text:style-name="P49"><text:tab/><text:tab/>return 1;</text:p>
      <text:p text:style-name="P49"><text:tab/>}</text:p>
      <text:p text:style-name="P49"><text:tab/>cout &lt;&lt; "Enter number of intervals\n";</text:p>
      <text:p text:style-name="P49"><text:tab/>cin &gt;&gt; NInt;</text:p>
      <text:p text:style-name="P49"/>
      <text:p text:style-name="P49"><text:tab/>if (NInt &lt;= 0 || NInt &gt; 24) {</text:p>
      <text:p text:style-name="P49"><text:tab/><text:tab/>cout &lt;&lt; "The number of intervals must be in [0; 24)\n";</text:p>
      <text:p text:style-name="P49"><text:tab/><text:tab/>return 1;</text:p>
      <text:p text:style-name="P49"><text:tab/>}</text:p>
      <text:p text:style-name="P49"/>
      <text:p text:style-name="P49"/>
      <text:p text:style-name="P49"><text:tab/>cout &lt;&lt; "Enter left borders\n";</text:p>
      <text:p text:style-name="P49"><text:tab/>auto intervals = new int[NInt];</text:p>
      <text:p text:style-name="P49"><text:tab/>for (int i = 0; i &lt; NInt; ++i) {</text:p>
      <text:p text:style-name="P49"><text:tab/><text:tab/>cin &gt;&gt; intervals[i];</text:p>
      <text:p text:style-name="P49"><text:tab/><text:tab/>if ((intervals[i] &lt; minX || intervals[i] &gt; maxX) ||</text:p>
      <text:p text:style-name="P49"><text:tab/><text:tab/><text:tab/>(i &gt; 0 &amp;&amp; intervals[i] &lt;= intervals[i - 1])) {</text:p>
      <text:p text:style-name="P49"><text:tab/><text:tab/><text:tab/>printf("Incorrect left border\n");</text:p>
      <text:p text:style-name="P49"><text:tab/><text:tab/><text:tab/>return 1;</text:p>
      <text:p text:style-name="P49"><text:tab/><text:tab/>}</text:p>
      <text:p text:style-name="P49"><text:tab/>}</text:p>
      <text:p text:style-name="P49"/>
      <text:p text:style-name="P49"/>
      <text:p text:style-name="P49"/>
      <text:p text:style-name="P49"><text:tab/>auto numbers = new int[NumRamDat];</text:p>
      <text:p text:style-name="P49"><text:tab/>random_device rd;</text:p>
      <text:p text:style-name="P49"><text:tab/>mt19937 generator(rd());</text:p>
      <text:p text:style-name="P49"><text:tab/>uniform_int_distribution&lt;&gt; dist(minX, maxX);</text:p>
      <text:p text:style-name="P49"><text:tab/>for (int i = 0; i &lt; NumRamDat; i++) {</text:p>
      <text:p text:style-name="P49"><text:tab/><text:tab/>numbers[i] = dist(generator);</text:p>
      <text:p text:style-name="P49"><text:tab/>}</text:p>
      <text:p text:style-name="P49"/>
      <text:p text:style-name="P49"><text:soft-page-break/><text:tab/>auto result = new int[NInt];</text:p>
      <text:p text:style-name="P49"/>
      <text:p text:style-name="P49"><text:tab/>for (int i = 0; i &lt; NInt; i++) {</text:p>
      <text:p text:style-name="P49"><text:tab/><text:tab/>result[i] = 0;</text:p>
      <text:p text:style-name="P49"><text:tab/>}</text:p>
      <text:p text:style-name="P49"/>
      <text:p text:style-name="P49"><text:tab/>handleNumbers(numbers, NumRamDat, intervals, NInt, result);</text:p>
      <text:p text:style-name="P49"/>
      <text:p text:style-name="P49"><text:tab/>ofstream file("result.txt");</text:p>
      <text:p text:style-name="P49"><text:tab/>file &lt;&lt; "Numbers:\n";</text:p>
      <text:p text:style-name="P49"><text:tab/>for (int i = 0; i &lt; NumRamDat; ++i) {</text:p>
      <text:p text:style-name="P49"><text:tab/><text:tab/>file &lt;&lt; numbers[i] &lt;&lt; " ";</text:p>
      <text:p text:style-name="P49"><text:tab/>}</text:p>
      <text:p text:style-name="P49"><text:tab/>file &lt;&lt; "\nResult:\n";</text:p>
      <text:p text:style-name="P49"><text:tab/>for (int i = 0; i &lt; NInt; ++i) {</text:p>
      <text:p text:style-name="P49"><text:tab/><text:tab/>file &lt;&lt; "Border - " &lt;&lt; "'" &lt;&lt; intervals[i] &lt;&lt; "'" &lt;&lt; " has amount of numbers " &lt;&lt; result[i] &lt;&lt; "\n";</text:p>
      <text:p text:style-name="P49"><text:tab/>}</text:p>
      <text:p text:style-name="P49"><text:tab/>file.close();</text:p>
      <text:p text:style-name="P49"><text:tab/>return 0;</text:p>
      <text:p text:style-name="Standard"><text:span text:style-name="T21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.22cm" fo:margin-top="0cm" fo:margin-bottom="0cm" style:contextual-spacing="false" fo:text-align="end" style:justify-single-word="false" fo:text-indent="0cm" style:auto-text-indent="false"/>
    </style:style>
    <style:style style:name="MT1" style:family="text">
      <style:text-properties style:font-name="Times New Roman" fo:font-size="14pt" style:font-name-asian="Times New Roman" style:font-size-asian="14pt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7cm" style:num-format="1" style:print-orientation="portrait" fo:margin-top="1.27cm" fo:margin-bottom="1.27cm" fo:margin-left="1.998cm" fo:margin-right="1.77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75cm" fo:margin-left="0cm" fo:margin-right="0cm" fo:margin-top="0cm" style:dynamic-spacing="true"/>
      </style:footer-style>
    </style:page-layout>
    <style:page-layout style:name="Mpm3">
      <style:page-layout-properties fo:page-width="20.997cm" fo:page-height="29.7cm" style:num-format="1" style:print-orientation="portrait" fo:margin-top="1.27cm" fo:margin-bottom="1.27cm" fo:margin-left="1.998cm" fo:margin-right="1.77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text:span text:style-name="Default_20_Paragraph_20_Font"><text:span text:style-name="MT1"><text:s/></text:span></text:span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/>
    <dc:subject/>
    <meta:initial-creator>Полина</meta:initial-creator>
    <meta:creation-date>2022-12-12T22:33:00Z</meta:creation-date>
    <dc:date>2022-12-13T13:19:38.857000000</dc:date>
    <meta:editing-cycles>4</meta:editing-cycles>
    <meta:editing-duration>PT9M27S</meta:editing-duration>
    <meta:document-statistic meta:table-count="1" meta:image-count="0" meta:object-count="0" meta:page-count="7" meta:paragraph-count="172" meta:word-count="863" meta:character-count="5577" meta:non-whitespace-character-count="4643"/>
    <meta:template xlink:type="simple" xlink:actuate="onRequest" xlink:title="" xlink:href="file:///C:/Users/arthu/Downloads/report_lb6.odt/Normal"/>
  </office:meta>
</office:document-meta>
</file>